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a9597" officeooo:paragraph-rsid="003c14c7" fo:hyphenate="true" fo:hyphenation-remain-char-count="2" fo:hyphenation-push-char-count="2"/>
    </style:style>
    <style:style style:name="P2"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a9597" officeooo:paragraph-rsid="003c14c7" fo:hyphenate="true" fo:hyphenation-remain-char-count="2" fo:hyphenation-push-char-count="2"/>
    </style:style>
    <style:style style:name="P3"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3fd98" officeooo:paragraph-rsid="003c14c7" fo:hyphenate="true" fo:hyphenation-remain-char-count="2" fo:hyphenation-push-char-count="2"/>
    </style:style>
    <style:style style:name="P4"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623ae" officeooo:paragraph-rsid="003c14c7" fo:hyphenate="true" fo:hyphenation-remain-char-count="2" fo:hyphenation-push-char-count="2"/>
    </style:style>
    <style:style style:name="P5"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7acad" officeooo:paragraph-rsid="003c14c7" fo:hyphenate="true" fo:hyphenation-remain-char-count="2" fo:hyphenation-push-char-count="2"/>
    </style:style>
    <style:style style:name="P6"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89d46" officeooo:paragraph-rsid="003c14c7" fo:hyphenate="true" fo:hyphenation-remain-char-count="2" fo:hyphenation-push-char-count="2"/>
    </style:style>
    <style:style style:name="P7"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8e4eb" officeooo:paragraph-rsid="003ebb90" fo:hyphenate="true" fo:hyphenation-remain-char-count="2" fo:hyphenation-push-char-count="2"/>
    </style:style>
    <style:style style:name="P8"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3c14c7" officeooo:paragraph-rsid="003c14c7" fo:hyphenate="true" fo:hyphenation-remain-char-count="2" fo:hyphenation-push-char-count="2"/>
    </style:style>
    <style:style style:name="P9"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3fd98" officeooo:paragraph-rsid="003c14c7" fo:hyphenate="true" fo:hyphenation-remain-char-count="2" fo:hyphenation-push-char-count="2"/>
    </style:style>
    <style:style style:name="P10"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3fd98" officeooo:paragraph-rsid="003c14c7" fo:hyphenate="true" fo:hyphenation-remain-char-count="2" fo:hyphenation-push-char-count="2"/>
    </style:style>
    <style:style style:name="P11"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0ca51" officeooo:paragraph-rsid="003c14c7" fo:hyphenate="true" fo:hyphenation-remain-char-count="2" fo:hyphenation-push-char-count="2"/>
    </style:style>
    <style:style style:name="P12"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0ca51" officeooo:paragraph-rsid="003c14c7" fo:hyphenate="true" fo:hyphenation-remain-char-count="2" fo:hyphenation-push-char-count="2"/>
    </style:style>
    <style:style style:name="P13"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5be49" officeooo:paragraph-rsid="003ebb90" fo:hyphenate="true" fo:hyphenation-remain-char-count="2" fo:hyphenation-push-char-count="2"/>
    </style:style>
    <style:style style:name="P14"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5be49" officeooo:paragraph-rsid="00493d5c" fo:hyphenate="true" fo:hyphenation-remain-char-count="2" fo:hyphenation-push-char-count="2"/>
    </style:style>
    <style:style style:name="P15"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b7fce" officeooo:paragraph-rsid="003ebb90" fo:hyphenate="true" fo:hyphenation-remain-char-count="2" fo:hyphenation-push-char-count="2"/>
    </style:style>
    <style:style style:name="P16"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b7fce" officeooo:paragraph-rsid="00401690" fo:hyphenate="true" fo:hyphenation-remain-char-count="2" fo:hyphenation-push-char-count="2"/>
    </style:style>
    <style:style style:name="P17" style:family="paragraph" style:parent-style-name="Standard" style:list-style-name="L15">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b7fce" officeooo:paragraph-rsid="003ebb90" fo:hyphenate="true" fo:hyphenation-remain-char-count="2" fo:hyphenation-push-char-count="2"/>
    </style:style>
    <style:style style:name="P18"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b7fce" officeooo:paragraph-rsid="00401690" fo:hyphenate="true" fo:hyphenation-remain-char-count="2" fo:hyphenation-push-char-count="2"/>
    </style:style>
    <style:style style:name="P19"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623ae" officeooo:paragraph-rsid="003c14c7" fo:hyphenate="true" fo:hyphenation-remain-char-count="2" fo:hyphenation-push-char-count="2"/>
    </style:style>
    <style:style style:name="P20"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623ae" officeooo:paragraph-rsid="0041771e" fo:hyphenate="true" fo:hyphenation-remain-char-count="2" fo:hyphenation-push-char-count="2"/>
    </style:style>
    <style:style style:name="P21"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6f123" officeooo:paragraph-rsid="003ebb90" fo:hyphenate="true" fo:hyphenation-remain-char-count="2" fo:hyphenation-push-char-count="2"/>
    </style:style>
    <style:style style:name="P22"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cb293" officeooo:paragraph-rsid="00401690" fo:hyphenate="true" fo:hyphenation-remain-char-count="2" fo:hyphenation-push-char-count="2"/>
    </style:style>
    <style:style style:name="P23"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7acad" officeooo:paragraph-rsid="003c14c7" fo:hyphenate="true" fo:hyphenation-remain-char-count="2" fo:hyphenation-push-char-count="2"/>
    </style:style>
    <style:style style:name="P24"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7acad" officeooo:paragraph-rsid="003c14c7" fo:hyphenate="true" fo:hyphenation-remain-char-count="2" fo:hyphenation-push-char-count="2"/>
    </style:style>
    <style:style style:name="P25"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e4e3e" officeooo:paragraph-rsid="00401690" fo:hyphenate="true" fo:hyphenation-remain-char-count="2" fo:hyphenation-push-char-count="2"/>
    </style:style>
    <style:style style:name="P26"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e4e3e" officeooo:paragraph-rsid="00401690" fo:hyphenate="true" fo:hyphenation-remain-char-count="2" fo:hyphenation-push-char-count="2"/>
    </style:style>
    <style:style style:name="P27"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20b1d" officeooo:paragraph-rsid="003ebb90" fo:hyphenate="true" fo:hyphenation-remain-char-count="2" fo:hyphenation-push-char-count="2"/>
    </style:style>
    <style:style style:name="P28"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20b1d" officeooo:paragraph-rsid="003cd8f0" fo:hyphenate="true" fo:hyphenation-remain-char-count="2" fo:hyphenation-push-char-count="2"/>
    </style:style>
    <style:style style:name="P29"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86734" officeooo:paragraph-rsid="003ebb90" fo:hyphenate="true" fo:hyphenation-remain-char-count="2" fo:hyphenation-push-char-count="2"/>
    </style:style>
    <style:style style:name="P30"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9b156" officeooo:paragraph-rsid="003ebb90" fo:hyphenate="true" fo:hyphenation-remain-char-count="2" fo:hyphenation-push-char-count="2"/>
    </style:style>
    <style:style style:name="P31"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3c3ff" officeooo:paragraph-rsid="003ebb90" fo:hyphenate="true" fo:hyphenation-remain-char-count="2" fo:hyphenation-push-char-count="2"/>
    </style:style>
    <style:style style:name="P32" style:family="paragraph" style:parent-style-name="Standard" style:list-style-name="L13">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3c3ff" officeooo:paragraph-rsid="003ebb90" fo:hyphenate="true" fo:hyphenation-remain-char-count="2" fo:hyphenation-push-char-count="2"/>
    </style:style>
    <style:style style:name="P33"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3c3ff" officeooo:paragraph-rsid="003ebb90" fo:hyphenate="true" fo:hyphenation-remain-char-count="2" fo:hyphenation-push-char-count="2"/>
    </style:style>
    <style:style style:name="P34"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3c3ff" officeooo:paragraph-rsid="003ebb90" fo:hyphenate="true" fo:hyphenation-remain-char-count="2" fo:hyphenation-push-char-count="2"/>
    </style:style>
    <style:style style:name="P35"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a9597" officeooo:paragraph-rsid="003c14c7" fo:hyphenate="true" fo:hyphenation-remain-char-count="2" fo:hyphenation-push-char-count="2"/>
    </style:style>
    <style:style style:name="P36"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a9597" officeooo:paragraph-rsid="003c14c7" fo:hyphenate="true" fo:hyphenation-remain-char-count="2" fo:hyphenation-push-char-count="2"/>
    </style:style>
    <style:style style:name="P37" style:family="paragraph" style:parent-style-name="Standard" style:list-style-name="L13">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2aa04" officeooo:paragraph-rsid="003ebb90" fo:hyphenate="true" fo:hyphenation-remain-char-count="2" fo:hyphenation-push-char-count="2"/>
    </style:style>
    <style:style style:name="P38"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2aa04" officeooo:paragraph-rsid="003ebb90" fo:hyphenate="true" fo:hyphenation-remain-char-count="2" fo:hyphenation-push-char-count="2"/>
    </style:style>
    <style:style style:name="P39"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ebb90" officeooo:paragraph-rsid="003ebb90" fo:hyphenate="true" fo:hyphenation-remain-char-count="2" fo:hyphenation-push-char-count="2"/>
    </style:style>
    <style:style style:name="P40"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ee8a1" officeooo:paragraph-rsid="00401690" fo:hyphenate="true" fo:hyphenation-remain-char-count="2" fo:hyphenation-push-char-count="2"/>
    </style:style>
    <style:style style:name="P41"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ee8a1" officeooo:paragraph-rsid="00401690" fo:hyphenate="true" fo:hyphenation-remain-char-count="2" fo:hyphenation-push-char-count="2"/>
    </style:style>
    <style:style style:name="P42"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401690" officeooo:paragraph-rsid="00401690" fo:hyphenate="true" fo:hyphenation-remain-char-count="2" fo:hyphenation-push-char-count="2"/>
    </style:style>
    <style:style style:name="P43"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89d46" officeooo:paragraph-rsid="003c14c7" fo:hyphenate="true" fo:hyphenation-remain-char-count="2" fo:hyphenation-push-char-count="2"/>
    </style:style>
    <style:style style:name="P44"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5825d3" officeooo:paragraph-rsid="005825d3" fo:hyphenate="true" fo:hyphenation-remain-char-count="2" fo:hyphenation-push-char-count="2"/>
    </style:style>
    <style:style style:name="P45"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3225a0" officeooo:paragraph-rsid="003c14c7" fo:hyphenate="true" fo:hyphenation-remain-char-count="2" fo:hyphenation-push-char-count="2"/>
    </style:style>
    <style:style style:name="P46"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solid" style:text-line-through-type="single" style:text-position="0% 100%" style:font-name="Carlito" officeooo:rsid="0021e1d1" officeooo:paragraph-rsid="003cd8f0" fo:hyphenate="true" fo:hyphenation-remain-char-count="2" fo:hyphenation-push-char-count="2"/>
    </style:style>
    <style:style style:name="P47"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3623ae" officeooo:paragraph-rsid="003c14c7" fo:hyphenate="true" fo:hyphenation-remain-char-count="2" fo:hyphenation-push-char-count="2"/>
    </style:style>
    <style:style style:name="P48"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cb293" officeooo:paragraph-rsid="00401690" fo:hyphenate="true" fo:hyphenation-remain-char-count="2" fo:hyphenation-push-char-count="2"/>
    </style:style>
    <style:style style:name="P49"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b7fce" officeooo:paragraph-rsid="00401690" fo:hyphenate="true" fo:hyphenation-remain-char-count="2" fo:hyphenation-push-char-count="2"/>
    </style:style>
    <style:style style:name="P50"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b7fce" officeooo:paragraph-rsid="003ebb90" fo:hyphenate="true" fo:hyphenation-remain-char-count="2" fo:hyphenation-push-char-count="2"/>
    </style:style>
    <style:style style:name="P51"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b7fce" officeooo:paragraph-rsid="00401690" fo:hyphenate="true" fo:hyphenation-remain-char-count="2" fo:hyphenation-push-char-count="2"/>
    </style:style>
    <style:style style:name="P52"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3cd8f0" officeooo:paragraph-rsid="003cd8f0" fo:hyphenate="true" fo:hyphenation-remain-char-count="2" fo:hyphenation-push-char-count="2"/>
    </style:style>
    <style:style style:name="P53"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e4e3e" officeooo:paragraph-rsid="00401690" fo:hyphenate="true" fo:hyphenation-remain-char-count="2" fo:hyphenation-push-char-count="2"/>
    </style:style>
    <style:style style:name="P54"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20b1d" officeooo:paragraph-rsid="003cd8f0" fo:hyphenate="true" fo:hyphenation-remain-char-count="2" fo:hyphenation-push-char-count="2"/>
    </style:style>
    <style:style style:name="P55"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20b1d" officeooo:paragraph-rsid="003ebb90" fo:hyphenate="true" fo:hyphenation-remain-char-count="2" fo:hyphenation-push-char-count="2"/>
    </style:style>
    <style:style style:name="P56"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6f123" officeooo:paragraph-rsid="003ebb90" fo:hyphenate="true" fo:hyphenation-remain-char-count="2" fo:hyphenation-push-char-count="2"/>
    </style:style>
    <style:style style:name="P57" style:family="paragraph" style:parent-style-name="Standard" style:list-style-name="L10">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3c3ff" officeooo:paragraph-rsid="003ebb90" fo:hyphenate="true" fo:hyphenation-remain-char-count="2" fo:hyphenation-push-char-count="2"/>
    </style:style>
    <style:style style:name="P58" style:family="paragraph" style:parent-style-name="Standard" style:list-style-name="L9">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30901d" officeooo:paragraph-rsid="00401690" fo:hyphenate="true" fo:hyphenation-remain-char-count="2" fo:hyphenation-push-char-count="2"/>
    </style:style>
    <style:style style:name="P59"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fo:color="#666666" style:text-position="0% 100%" style:font-name="Carlito" officeooo:rsid="00286734" officeooo:paragraph-rsid="003ebb90" fo:hyphenate="true" fo:hyphenation-remain-char-count="2" fo:hyphenation-push-char-count="2"/>
    </style:style>
    <style:style style:name="P60" style:family="paragraph" style:parent-style-name="Standard" style:list-style-name="L12">
      <loext:graphic-properties draw:fill-image-width="0in" draw:fill-image-height="0in"/>
      <style:paragraph-properties fo:margin-top="0in" fo:margin-bottom="0.0799in" loext:contextual-spacing="false" fo:line-height="115%" fo:hyphenation-ladder-count="no-limit" style:shadow="none"/>
      <style:text-properties fo:color="#666666" style:text-line-through-style="none" style:text-line-through-type="none" style:text-position="0% 100%" style:font-name="Carlito" officeooo:rsid="0020ca51" officeooo:paragraph-rsid="003c14c7" fo:hyphenate="true" fo:hyphenation-remain-char-count="2" fo:hyphenation-push-char-count="2"/>
    </style:style>
    <style:style style:name="P61"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fo:color="#666666" style:text-line-through-style="none" style:text-line-through-type="none" style:text-position="0% 100%" style:font-name="Carlito" officeooo:rsid="005825d3" officeooo:paragraph-rsid="005825d3" fo:hyphenate="true"/>
    </style:style>
    <style:style style:name="P62" style:family="paragraph" style:parent-style-name="Standard" style:list-style-name="L11">
      <loext:graphic-properties draw:fill-image-width="0in" draw:fill-image-height="0in"/>
      <style:paragraph-properties fo:margin-top="0in" fo:margin-bottom="0.0799in" loext:contextual-spacing="false" fo:line-height="115%" fo:hyphenation-ladder-count="no-limit" style:shadow="none"/>
      <style:text-properties style:text-line-through-style="none" style:text-line-through-type="none" style:text-position="0% 100%" style:font-name="Carlito" officeooo:rsid="005825d3" officeooo:paragraph-rsid="005825d3" fo:hyphenate="true"/>
    </style:style>
    <style:style style:name="P63" style:family="paragraph" style:parent-style-name="Standard" style:master-page-name="">
      <loext:graphic-properties draw:fill-image-width="0in" draw:fill-image-height="0in"/>
      <style:paragraph-properties fo:margin-top="0in" fo:margin-bottom="0.0799in" loext:contextual-spacing="false" fo:line-height="115%" fo:hyphenation-ladder-count="no-limit" style:page-number="auto" style:shadow="none"/>
      <style:text-properties style:text-position="0% 100%" style:font-name="Carlito" officeooo:rsid="003c14c7" officeooo:paragraph-rsid="003c14c7" fo:hyphenate="true" fo:hyphenation-remain-char-count="2" fo:hyphenation-push-char-count="2"/>
    </style:style>
    <style:style style:name="P64" style:family="paragraph" style:parent-style-name="Standard" style:list-style-name="L11">
      <style:paragraph-properties fo:margin-top="0in" fo:margin-bottom="0.0799in" loext:contextual-spacing="false" fo:line-height="115%" fo:hyphenation-ladder-count="no-limit"/>
      <style:text-properties officeooo:paragraph-rsid="005825d3" fo:hyphenate="true"/>
    </style:style>
    <style:style style:name="T1" style:family="text">
      <style:text-properties officeooo:rsid="0021e1d1"/>
    </style:style>
    <style:style style:name="T2" style:family="text">
      <style:text-properties officeooo:rsid="0023c3ff"/>
    </style:style>
    <style:style style:name="T3" style:family="text">
      <style:text-properties officeooo:rsid="002e4e3e"/>
    </style:style>
    <style:style style:name="T4" style:family="text">
      <style:text-properties officeooo:rsid="0033fd98"/>
    </style:style>
    <style:style style:name="T5" style:family="text">
      <style:text-properties officeooo:rsid="003c14c7"/>
    </style:style>
    <style:style style:name="T6" style:family="text">
      <style:text-properties officeooo:rsid="003cd8f0"/>
    </style:style>
    <style:style style:name="T7" style:family="text">
      <style:text-properties officeooo:rsid="003ebb90"/>
    </style:style>
    <style:style style:name="T8" style:family="text">
      <style:text-properties officeooo:rsid="00401690"/>
    </style:style>
    <style:style style:name="T9" style:family="text">
      <style:text-properties style:text-line-through-style="solid" style:text-line-through-type="single"/>
    </style:style>
    <style:style style:name="T10" style:family="text">
      <style:text-properties style:font-name="Carlito"/>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Basic reword, typos</text:p>
      <text:list xml:id="list9031420410277909613" text:style-name="L11">
        <text:list-item>
          <text:p text:style-name="P9">On page 1, reword “example of these benefits is information” to “example of the benefits of elections is information”</text:p>
        </text:list-item>
        <text:list-item>
          <text:p text:style-name="P11">Fix “and/or of” to “ and/or loyalty of” on page 1</text:p>
        </text:list-item>
        <text:list-item>
          <text:p text:style-name="P13">On page 1, fix “pattern” to “patterns”</text:p>
        </text:list-item>
        <text:list-item>
          <text:p text:style-name="P13">On page 1, fix “seeks” to “seek”</text:p>
        </text:list-item>
        <text:list-item>
          <text:p text:style-name="P15">On page 2, reword “responses pertaining to public finance” to “how the central government responds through public finance</text:p>
        </text:list-item>
        <text:list-item>
          <text:p text:style-name="P15">On page 2, reword “my argument is” to “argue”</text:p>
        </text:list-item>
        <text:list-item>
          <text:p text:style-name="P47">On page 4, first para of 2.1 should begin with “In this paper, I...”, not “If it is possible to”</text:p>
        </text:list-item>
        <text:list-item>
          <text:p text:style-name="P19">On page 5, change “individuals” to the regime’s agents or local bureaucrats</text:p>
        </text:list-item>
        <text:list-item>
          <text:p text:style-name="P16">On page 5 <text:span text:style-name="T3">and page 14</text:span>, reword “conflict of interests” to “conflict of interest”</text:p>
        </text:list-item>
        <text:list-item>
          <text:p text:style-name="P21">On page 6, “the most plausible answer is...” and “in other words...” say the same thing, one is not clearer than other</text:p>
        </text:list-item>
        <text:list-item>
          <text:p text:style-name="P16">On page 7, change “on the geographic distribution of support” to “on the geographic distribution of support and dissent”</text:p>
        </text:list-item>
        <text:list-item>
          <text:p text:style-name="P16">On page 7, change “in the works of” to “in the seminal works of”</text:p>
        </text:list-item>
        <text:list-item>
          <text:p text:style-name="P22">On page 8, change “in this case” to “even then”</text:p>
        </text:list-item>
        <text:list-item>
          <text:p text:style-name="P22">On page 8, change “for it to divide” to “for the regime to divide”</text:p>
        </text:list-item>
        <text:list-item>
          <text:p text:style-name="P48">On page 9-10, reword so that it does not seem so awkward</text:p>
        </text:list-item>
        <text:list-item>
          <text:p text:style-name="P49">Section 2.2. title can be renamed “But how do autocrats interpret these defeats” or “How autocrats interpret defeats”</text:p>
        </text:list-item>
        <text:list-item>
          <text:p text:style-name="P23">On page 12, fix the question marks</text:p>
        </text:list-item>
        <text:list-item>
          <text:p text:style-name="P25">On page 12, reword “This interpretation is valid if...” to “This interpretation is valid if voters can feasibly have some agency to communicate disapproval of the regime through their votes” or something like this</text:p>
        </text:list-item>
        <text:list-item>
          <text:p text:style-name="P27">Change “requests to have” to “demands to have” or something grammatically correct on page 13</text:p>
        </text:list-item>
        <text:list-item>
          <text:p text:style-name="P29">On page 15, change title to “placate and punish”</text:p>
        </text:list-item>
        <text:list-item>
          <text:p text:style-name="P27">Fix “publicly draw” to “publicly drawing” in footnote 7 on page 17</text:p>
        </text:list-item>
        <text:list-item>
          <text:p text:style-name="P25">On page 17, reword “a ‘punishment regime’” to “a sweeping ‘punishment regime’”</text:p>
        </text:list-item>
        <text:list-item>
          <text:p text:style-name="P27"><text:soft-page-break/>Fix 2 last columns of theory table to specifically be about observable implication</text:p>
        </text:list-item>
        <text:list-item>
          <text:p text:style-name="P30">On page 21, footnote #9 currently ends with a comma</text:p>
        </text:list-item>
        <text:list-item>
          <text:p text:style-name="P31">On page 24, use “province” instead of “unit”</text:p>
        </text:list-item>
        <text:list-item>
          <text:p text:style-name="P31">On page 25, between “three sets of control.” and the next sentence there is one space too many</text:p>
        </text:list-item>
        <text:list-item>
          <text:p text:style-name="P31">Headings under 4.4. should be subsubsection, so that it becomes 4.3 – 4.3.1 etc.. not 4.3-4.4</text:p>
        </text:list-item>
        <text:list-item>
          <text:p text:style-name="P27">Fix “ubobserved” to “unobserved” on page 26</text:p>
        </text:list-item>
        <text:list-item>
          <text:p text:style-name="P27">Fix “plausible” to “plausibly” on page 27</text:p>
        </text:list-item>
        <text:list-item>
          <text:p text:style-name="P31">On page 34, replace “use towards” with “used towards”</text:p>
        </text:list-item>
        <text:list-item>
          <text:p text:style-name="P31">On page 37, replace “both type of information” with “both types of information”</text:p>
        </text:list-item>
        <text:list-item>
          <text:p text:style-name="P35">On page 37, change “so that it could” to “so that they can”</text:p>
        </text:list-item>
        <text:list-item>
          <text:p text:style-name="P35">On page 38, introduce the tests in the appendix</text:p>
        </text:list-item>
        <text:list-item>
          <text:p text:style-name="P31">On page 39, fix “non-experimental” to “non-experimental data”</text:p>
        </text:list-item>
        <text:list-item>
          <text:p text:style-name="P31">On page 39, consider whether “biased to interpret” can be replaced by “predisposed to interpret”</text:p>
        </text:list-item>
      </text:list>
      <text:p text:style-name="P8">What to cut</text:p>
      <text:list xml:id="list220341757898453" text:continue-numbering="true" text:style-name="L11">
        <text:list-item>
          <text:p text:style-name="P3">Watch balance between argument and empirical findings in introduction</text:p>
        </text:list-item>
        <text:list-item>
          <text:p text:style-name="P15">On page 2, details about methodology may be too much detail</text:p>
        </text:list-item>
        <text:list-item>
          <text:p text:style-name="P50">Generally intro a bit too specific</text:p>
        </text:list-item>
        <text:list-item>
          <text:p text:style-name="P49">First para of Section 2.2. can be condensed into 1-2 sentences</text:p>
        </text:list-item>
        <text:list-item>
          <text:p text:style-name="P25">On page 16, reword/drop the “decision-making boundaries of the regime” sentence to sound less awkward</text:p>
        </text:list-item>
      </text:list>
      <text:p text:style-name="P8">What to explain more</text:p>
      <text:list xml:id="list8966857223977322643" text:style-name="L15">
        <text:list-item>
          <text:p text:style-name="P17">On page 2, provide the logic as opposed to the observable implications</text:p>
        </text:list-item>
        <text:list-item>
          <text:p text:style-name="P17">On page 2, “this pattern of response would be expected...” seems out of nowhere</text:p>
        </text:list-item>
      </text:list>
      <text:list xml:id="list8080857202302467918" text:style-name="L10">
        <text:list-item>
          <text:p text:style-name="P2">Need to talk about how data is hard to come by, probably earlier</text:p>
        </text:list-item>
        <text:list-item>
          <text:p text:style-name="P20">On page 4, lit review says only that autocratic leaders use information to identify opposition stronghold to suppress, nothing about pumping support to…</text:p>
        </text:list-item>
        <text:list-item>
          <text:p text:style-name="P18">On page 5, discuss how often authoritarian regimes volunteer to refrain from excessive manipulations</text:p>
        </text:list-item>
        <text:list-item>
          <text:p text:style-name="P14"><text:soft-page-break/>Be clearer about why geographic distribution theory implies that CPV would increase transfers to province it loses in (maybe link it to swing voters, or to accountability)</text:p>
        </text:list-item>
        <text:list-item>
          <text:p text:style-name="P24">On page 7, would be good to argue that the two theories are particularly likely to hold in Vietnam given how its leaders rule</text:p>
        </text:list-item>
        <text:list-item>
          <text:p text:style-name="P12">Specifically define local defeats in one separate sentence <text:span text:style-name="T1">on page 4-5</text:span>, and what it means in different voting systems</text:p>
        </text:list-item>
        <text:list-item>
          <text:p text:style-name="P26">Either at the beginning or end of 3.1, specify that most of the manipulation happens before, in the form of input manipulation, not as output manipulation</text:p>
          <text:list>
            <text:list-item>
              <text:p text:style-name="P26">Maybe add a paragraph discussing integrity of the elections</text:p>
            </text:list-item>
          </text:list>
        </text:list-item>
        <text:list-item>
          <text:p text:style-name="P41">On page 18, convince readers better about the “disunity within the party leadership argument”</text:p>
          <text:list>
            <text:list-item>
              <text:p text:style-name="P41">Maybe by talking about the “comrade X” incident</text:p>
            </text:list-item>
          </text:list>
        </text:list-item>
        <text:list-item>
          <text:p text:style-name="P57">In 4.2, need to explain why I need to use so many different models and what each of them does</text:p>
        </text:list-item>
        <text:list-item>
          <text:p text:style-name="P56"><text:span text:style-name="T7">Explain that if the story is such that dictators react one year, then go and begin collecting information to figure out what goes wrong in the following years, then you would see effect strongest in first year and weakens after</text:span></text:p>
        </text:list-item>
        <text:list-item>
          <text:p text:style-name="P57">On page 37, explain why Geddes’ theory differs from geographical distribution</text:p>
        </text:list-item>
        <text:list-item>
          <text:p text:style-name="P41">On page 38, explain why I use 2011 and 2016 data only to perform digit test…</text:p>
          <text:list>
            <text:list-item>
              <text:p text:style-name="P41">Also that I now have an appendix</text:p>
            </text:list-item>
          </text:list>
        </text:list-item>
        <text:list-item>
          <text:p text:style-name="P34">On page 39, be more clear about how backward induction can be useful in other framework</text:p>
        </text:list-item>
      </text:list>
      <text:p text:style-name="P8">What to clarify</text:p>
      <text:list xml:id="list220341116905298" text:continue-list="list8966857223977322643" text:style-name="L15">
        <text:list-item>
          <text:p text:style-name="P17">On page 1, specify what local bureaucrats mean? What’s their relationship with the government</text:p>
        </text:list-item>
      </text:list>
      <text:list xml:id="list567992085279412981" text:style-name="L13">
        <text:list-item>
          <text:p text:style-name="P37">On page 4, be clear about what kind of costs citizens face when voting against the ruling party</text:p>
        </text:list-item>
        <text:list-item>
          <text:p text:style-name="P37">On page 4, specify what kind of information and what “managing” means <text:span text:style-name="T2">(in two sentences right before 2.1</text:span></text:p>
        </text:list-item>
        <text:list-item>
          <text:p text:style-name="P32">On page 5, specify how rare defeats are</text:p>
        </text:list-item>
      </text:list>
      <text:list xml:id="list220342575596327" text:continue-list="list220341757898453" text:style-name="L11">
        <text:list-item>
          <text:p text:style-name="P19">On page 6, first paragraph of 2.2 a bit too confusing</text:p>
        </text:list-item>
        <text:list-item>
          <text:p text:style-name="P23">On page 9, say more clearly about why Vietnam is an on-the-line case</text:p>
          <text:list>
            <text:list-item>
              <text:p text:style-name="P39">Or see if there’s any better way to say it</text:p>
            </text:list-item>
          </text:list>
        </text:list-item>
        <text:list-item>
          <text:p text:style-name="P22">On page 9, add a phrase explaining that variation in district magnitude depends on population</text:p>
        </text:list-item>
        <text:list-item>
          <text:p text:style-name="P22"><text:soft-page-break/>On page 9, specify that “their number of votes” means “each candidate’s”</text:p>
        </text:list-item>
        <text:list-item>
          <text:p text:style-name="P22">On page 10, specify “expected to elect a lawyer” to “expected by the government to elect a lawyer”</text:p>
        </text:list-item>
        <text:list-item>
          <text:p text:style-name="P22">On page 10, reword “but through the nomination process...” to specify that they filter out the crazies</text:p>
        </text:list-item>
        <text:list-item>
          <text:p text:style-name="P46">In 2.3, need to be clear about incompetence in rigging the election vs. incompetence leading to people resenting the party</text:p>
        </text:list-item>
        <text:list-item>
          <text:p text:style-name="P28">Citation for “voters have high confidence that ballots are kept secret”: my own interviews, on page 13</text:p>
          <text:list>
            <text:list-item>
              <text:p text:style-name="P29">On page 13, clarify that “qualitative evidence” means “my interviews with voters”</text:p>
            </text:list-item>
          </text:list>
        </text:list-item>
        <text:list-item>
          <text:p text:style-name="P55">One sentence prefacing the finding that the govt does not think that incompetence is cause of both on page 16</text:p>
        </text:list-item>
        <text:list-item>
          <text:p text:style-name="P59">Clarify further that “just rig it next time/just rig it better next time” are options only if leaders just care about winning</text:p>
        </text:list-item>
        <text:list-item>
          <text:p text:style-name="P40">On page 19, rephrase “a regime that chooses to cut...” to reflect the fact that the regime may believe it is unpopular, but is convinced that incompetent local bureaucrats is the cause for defeat</text:p>
          <text:list>
            <text:list-item>
              <text:p text:style-name="P40">“does not believe it is particularly unpopular”</text:p>
            </text:list-item>
          </text:list>
        </text:list-item>
        <text:list-item>
          <text:p text:style-name="P31">Still need to be clearer about why possible null hypotheses are important</text:p>
        </text:list-item>
        <text:list-item>
          <text:p text:style-name="P40">On page 21, refer to table to say that other theories do not predict variation across treatment and control</text:p>
        </text:list-item>
        <text:list-item>
          <text:p text:style-name="P31">Provide info about small sample size on page 30 much earlier</text:p>
        </text:list-item>
        <text:list-item>
          <text:p text:style-name="P40">On page 27, add that not only provinces but the central government also learns</text:p>
        </text:list-item>
      </text:list>
      <text:p text:style-name="P8">What to rephrase</text:p>
      <text:list xml:id="list220341103266352" text:continue-numbering="true" text:style-name="L11">
        <text:list-item>
          <text:p text:style-name="P35">Conclusion may be selling myself short, need to move contribution up</text:p>
        </text:list-item>
        <text:list-item>
          <text:p text:style-name="P38">Be more optimistic on page 36</text:p>
        </text:list-item>
      </text:list>
      <text:p text:style-name="P8">What to add</text:p>
      <text:list xml:id="list5444073647976694331" text:style-name="L12">
        <text:list-item>
          <text:p text:style-name="P60">Add one more sentence explaining central nominees on page 1</text:p>
        </text:list-item>
      </text:list>
      <text:list xml:id="list2283109715921302968" text:style-name="L9">
        <text:list-item>
          <text:p text:style-name="P36"><text:span text:style-name="T5">Add </text:span>more <text:span text:style-name="T5">content</text:span> on theoretical motivation…</text:p>
          <text:list>
            <text:list-item>
              <text:p text:style-name="P36">Care about accountability in authoritarian regimes</text:p>
            </text:list-item>
            <text:list-item>
              <text:p text:style-name="P36">Want to know how authoritarian regimes respond to dissatisfaction</text:p>
            </text:list-item>
            <text:list-item>
              <text:p text:style-name="P36"><text:soft-page-break/>Provide an explanation for authoritarian durability</text:p>
            </text:list-item>
          </text:list>
        </text:list-item>
        <text:list-item>
          <text:p text:style-name="P10">A few words to explain why I focus on the two theories, either generally or in context of Vietnam</text:p>
          <text:list>
            <text:list-item>
              <text:p text:style-name="P42">Or why Vietnam is fitting for testing the two theories</text:p>
            </text:list-item>
          </text:list>
        </text:list-item>
        <text:list-item>
          <text:p text:style-name="P52">Add a reference to Balcells</text:p>
        </text:list-item>
        <text:list-item>
          <text:p text:style-name="P51">On page 4, add a sentence along the line of “you would think elections in autocratic regimes would never end in defeat, but it actually happens!”</text:p>
        </text:list-item>
        <text:list-item>
          <text:p text:style-name="P43">May need to discuss the implication of the competence/loyalty argument that election of central nominees is a negotiation; powerful provinces maybe able to get away</text:p>
        </text:list-item>
        <text:list-item>
          <text:p text:style-name="P6">On page 16, after discussion of “bottom-up accountability,” provide examples of why it matters for other outcomes we care about</text:p>
        </text:list-item>
        <text:list-item>
          <text:p text:style-name="P53"><text:span text:style-name="T8">E</text:span>vidence that <text:span text:style-name="T8">VN’s </text:span>government <text:span text:style-name="T8">generally </text:span>placates dissidents as opposed to punishing them</text:p>
          <text:list>
            <text:list-item>
              <text:p text:style-name="P53">Maybe recent events in Dong Tam, Formosa, or other large scale protests</text:p>
            </text:list-item>
          </text:list>
        </text:list-item>
        <text:list-item>
          <text:p text:style-name="P58">Add discussion about central transfers as the outcome</text:p>
          <text:list>
            <text:list-item>
              <text:p text:style-name="P58">Who decides, how it is decided...</text:p>
            </text:list-item>
          </text:list>
        </text:list-item>
        <text:list-item>
          <text:p text:style-name="P36">Add one section at the end discussing next steps</text:p>
          <text:list>
            <text:list-item>
              <text:p text:style-name="P36">For SYP only</text:p>
            </text:list-item>
          </text:list>
        </text:list-item>
        <text:list-item>
          <text:p text:style-name="P36">Add a control for central nominee strength</text:p>
        </text:list-item>
        <text:list-item>
          <text:p text:style-name="P54"><text:span text:style-name="T6">Add </text:span>evidence (by number, or percentage) that central nominees rarely come from the province they run in on page 13</text:p>
        </text:list-item>
        <text:list-item>
          <text:p text:style-name="P36">Add a section <text:span text:style-name="T6">discussing</text:span> other cases this theory may apply to</text:p>
          <text:list>
            <text:list-item>
              <text:p text:style-name="P36">Also what other characteristics may make one country fall to either case</text:p>
            </text:list-item>
            <text:list-item>
              <text:p text:style-name="P36">Frame this as a remaining gap in the theory</text:p>
            </text:list-item>
          </text:list>
        </text:list-item>
        <text:list-item>
          <text:p text:style-name="P33">On page 21, probably at the end, maybe <text:span text:style-name="T7">add</text:span> a roadmap for the empirical approach section</text:p>
        </text:list-item>
        <text:list-item>
          <text:p text:style-name="P1">See if there can be more relevant cases</text:p>
          <text:list>
            <text:list-item>
              <text:p text:style-name="P1">IF yes, reframe a paper into: a method to ascertain which theory applies to each case</text:p>
            </text:list-item>
            <text:list-item>
              <text:p text:style-name="P1">If no, reframe a paper into: teach people about authoritarianism in Vietnam</text:p>
            </text:list-item>
          </text:list>
        </text:list-item>
      </text:list>
      <text:list xml:id="list220340831558063" text:continue-list="list220341103266352" text:style-name="L11">
        <text:list-item>
          <text:p text:style-name="P45">Add a discussion of why Vietnam might <text:span text:style-name="T4">fall into the geographic distribution case and why others might fall into the local bureaucrats case</text:span></text:p>
        </text:list-item>
        <text:list-item>
          <text:p text:style-name="P9">Add a discussion of why Vietnam may increase central transfers as opposed to “punishment regime” – what kind of countries would choose the first and what would choose the second</text:p>
        </text:list-item>
        <text:list-item>
          <text:p text:style-name="P61"><text:soft-page-break/>Summary of available data</text:p>
        </text:list-item>
        <text:list-item>
          <text:p text:style-name="P44">Robustness checks using alternative bandwidth</text:p>
        </text:list-item>
        <text:list-item>
          <text:p text:style-name="P61">Placebo using 60% boundary</text:p>
        </text:list-item>
        <text:list-item>
          <text:p text:style-name="P61">Analysis using electoral margin</text:p>
        </text:list-item>
        <text:list-item>
          <text:p text:style-name="P62">Evidence that central nominees face weaker competition</text:p>
        </text:list-item>
        <text:list-item>
          <text:p text:style-name="P62">Evidence that central government does care about the information</text:p>
        </text:list-item>
        <text:list-item>
          <text:p text:style-name="P64"><text:span text:style-name="Default_20_Paragraph_20_Font"><text:span text:style-name="T10">Talk about the official explanation for central nominee defeats</text:span></text:span></text:p>
          <text:list>
            <text:list-item>
              <text:p text:style-name="P62">Maybe get this from media?</text:p>
            </text:list-item>
          </text:list>
        </text:list-item>
      </text:list>
      <text:p text:style-name="P8">Future stuff</text:p>
      <text:list xml:id="list220341529110904" text:continue-list="list2283109715921302968" text:style-name="L9">
        <text:list-item>
          <text:p text:style-name="P1">Be clearer about how big the project can be</text:p>
        </text:list-item>
        <text:list-item>
          <text:p text:style-name="P7">See where bureaucrats are sent to next – easier or more difficult</text:p>
        </text:list-item>
        <text:list-item>
          <text:p text:style-name="P4">Survey experiments on either local bureaucrats or central officials to see what they think what would/should happen to central transfers</text:p>
        </text:list-item>
        <text:list-item>
          <text:p text:style-name="P5">Would be good to have survey data confirming the fact that people can tell central and local nominees apart</text:p>
        </text:list-item>
        <text:list-item>
          <text:p text:style-name="P4">Implications for other outco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9:29:19.031521171</meta:creation-date>
    <dc:title>Microsoft Office</dc:title>
    <meta:editing-duration>P1DT1H22M5S</meta:editing-duration>
    <meta:editing-cycles>7</meta:editing-cycles>
    <meta:generator>LibreOffice/5.1.6.2$Linux_X86_64 LibreOffice_project/10m0$Build-2</meta:generator>
    <meta:initial-creator>Minh Trinh</meta:initial-creator>
    <dc:date>2017-05-14T22:03:40.487639967</dc:date>
    <dc:creator>Minh Trinh</dc:creator>
    <meta:document-statistic meta:table-count="0" meta:image-count="0" meta:object-count="0" meta:page-count="6" meta:paragraph-count="130" meta:word-count="1793" meta:character-count="9880" meta:non-whitespace-character-count="8337"/>
    <meta:template xlink:type="simple" xlink:actuate="onRequest" xlink:title="Microsoft Office" xlink:href="../../../../../../../home/mdtrinh/.config/libreoffice/4/user/template/Microsoft%20Office.ott" meta:date="2017-05-05T19:29:18.967621911"/>
  </office:meta>
</office:document-meta>
</file>